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4">
      <text:list-level-style-number text:level="1" text:style-name="WW_CharLFO4LVL1" style:num-suffix="." style:num-format="1">
        <style:list-level-properties text:space-before="0.5in" text:min-label-width="0in"/>
      </text:list-level-style-number>
      <text:list-level-style-number text:level="2" text:style-name="WW_CharLFO4LVL2" style:num-suffix=")" style:num-format="a" style:num-letter-sync="true">
        <style:list-level-properties text:space-before="1in" text:min-label-width="0in"/>
      </text:list-level-style-number>
      <text:list-level-style-number text:level="3" text:style-name="WW_CharLFO4LVL3" style:num-format="i">
        <style:list-level-properties text:space-before="1.5in" text:min-label-width="0in"/>
      </text:list-level-style-number>
      <text:list-level-style-number text:level="4" text:style-name="WW_CharLFO4LVL4" style:num-format="1">
        <style:list-level-properties text:space-before="2in" text:min-label-width="0in"/>
      </text:list-level-style-number>
      <text:list-level-style-number text:level="5" text:style-name="WW_CharLFO4LVL5" style:num-format="a" style:num-letter-sync="true">
        <style:list-level-properties text:space-before="2.5in" text:min-label-width="0in"/>
      </text:list-level-style-number>
      <text:list-level-style-number text:level="6" text:style-name="WW_CharLFO4LVL6" style:num-format="i">
        <style:list-level-properties text:space-before="3in" text:min-label-width="0in"/>
      </text:list-level-style-number>
      <text:list-level-style-number text:level="7" text:style-name="WW_CharLFO4LVL7" style:num-format="1">
        <style:list-level-properties text:space-before="3.5in" text:min-label-width="0in"/>
      </text:list-level-style-number>
      <text:list-level-style-number text:level="8" text:style-name="WW_CharLFO4LVL8" style:num-format="a" style:num-letter-sync="true">
        <style:list-level-properties text:space-before="4in" text:min-label-width="0in"/>
      </text:list-level-style-number>
      <text:list-level-style-number text:level="9" text:style-name="WW_CharLFO4LVL9" style:num-format="i">
        <style:list-level-properties text:space-before="4.5in" text:min-label-width="0in"/>
      </text:list-level-style-number>
    </text:list-style>
    <style:style style:name="P1" style:parent-style-name="Standard" style:master-page-name="MP0" style:family="paragraph">
      <style:paragraph-properties fo:keep-with-next="always" fo:keep-together="always" fo:break-before="page" fo:text-align="center" fo:margin-top="0.0555in"/>
    </style:style>
    <style:style style:name="T2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P5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en" fo:country="US"/>
    </style:style>
    <style:style style:name="P6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en" fo:country="US"/>
    </style:style>
    <style:style style:name="P7" style:parent-style-name="Standard" style:family="paragraph">
      <style:paragraph-properties fo:keep-with-next="always" fo:keep-together="always" fo:text-align="center" fo:margin-top="0.0555in"/>
      <style:text-properties style:font-name="Times New Roman" style:font-name-complex="Times New Roman" fo:text-transform="uppercase" fo:font-size="14pt" style:font-size-asian="14pt" style:font-size-complex="14pt"/>
    </style:style>
    <style:style style:name="P8" style:parent-style-name="Standard" style:family="paragraph">
      <style:paragraph-properties fo:margin-bottom="0.1111in" style:line-height-at-least="0.2166in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" style:parent-style-name="Standard" style:family="paragraph">
      <style:paragraph-properties fo:margin-bottom="0.1111in" style:line-height-at-least="0.2166in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keep-with-next="always" fo:keep-together="always" fo:text-align="center" fo:margin-top="0.0555in"/>
    </style:style>
    <style:style style:name="T1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fo:language="ru" fo:country="RU"/>
    </style:style>
    <style:style style:name="P18" style:parent-style-name="Standard" style:family="paragraph">
      <style:paragraph-properties fo:margin-bottom="0.1111in" style:line-height-at-least="0.2166in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0" style:parent-style-name="Standard" style:family="paragraph">
      <style:paragraph-properties fo:margin-bottom="0.1111in" style:line-height-at-least="0.2166in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2" style:parent-style-name="Standard" style:family="paragraph">
      <style:paragraph-properties fo:keep-with-next="always" fo:keep-together="always" fo:text-align="center" fo:margin-top="0.0555in"/>
    </style:style>
    <style:style style:name="T23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text-transform="uppercase" fo:color="#0070C0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text-transform="uppercase" fo:color="#0070C0" fo:font-size="14pt" style:font-size-asian="14pt" style:font-size-complex="14pt" fo:language="ru" fo:country="RU"/>
    </style:style>
    <style:style style:name="P26" style:parent-style-name="Standard" style:family="paragraph">
      <style:paragraph-properties fo:margin-bottom="0.1111in" style:line-height-at-least="0.2166in"/>
    </style:style>
    <style:style style:name="T27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 fo:language="en" fo:country="US"/>
    </style:style>
    <style:style style:name="P28" style:parent-style-name="Standard" style:family="paragraph">
      <style:paragraph-properties fo:keep-with-next="always" fo:keep-together="always" fo:text-align="center" fo:margin-top="0.0833in"/>
      <style:text-properties style:font-name="Times New Roman" style:font-name-complex="Times New Roman" style:use-window-font-color="true" fo:font-size="14pt" style:font-size-asian="14pt" style:font-size-complex="14pt"/>
    </style:style>
    <style:style style:name="P29" style:parent-style-name="Standard" style:family="paragraph">
      <style:paragraph-properties fo:keep-with-next="always" fo:keep-together="always" fo:text-align="center" fo:margin-top="0.0833in"/>
    </style:style>
    <style:style style:name="T30" style:parent-style-name="Основнойшрифтабзаца" style:family="text">
      <style:text-properties style:font-name="Times New Roman" style:font-name-complex="Times New Roman" fo:color="#4F81BD" fo:font-size="14pt" style:font-size-asian="14pt"/>
    </style:style>
    <style:style style:name="P31" style:parent-style-name="Standard" style:family="paragraph">
      <style:paragraph-properties fo:text-align="center" fo:margin-bottom="0.1111in" style:line-height-at-least="0.2166in"/>
    </style:style>
    <style:style style:name="T3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 fo:language="ru" fo:country="RU"/>
    </style:style>
    <style:style style:name="P34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35" style:parent-style-name="Standard" style:family="paragraph">
      <style:paragraph-properties fo:margin-bottom="0.1111in" style:line-height-at-least="0.2166in"/>
    </style:style>
    <style:style style:name="T3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P37" style:parent-style-name="Standard" style:family="paragraph">
      <style:paragraph-properties fo:margin-bottom="0.1111in" fo:margin-left="4.1347in">
        <style:tab-stops/>
      </style:paragraph-properties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/>
    </style:style>
    <style:style style:name="P51" style:parent-style-name="Standard" style:family="paragraph">
      <style:paragraph-properties fo:margin-bottom="0.1111in" fo:margin-left="4.1347in">
        <style:tab-stops/>
      </style:paragraph-properties>
      <style:text-properties style:font-name="Times New Roma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P52" style:parent-style-name="Standard" style:family="paragraph">
      <style:paragraph-properties fo:margin-bottom="0.1111in" fo:margin-left="4.1347in">
        <style:tab-stops/>
      </style:paragraph-properties>
    </style:style>
    <style:style style:name="T53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59" style:parent-style-name="Standard" style:family="paragraph">
      <style:paragraph-properties fo:margin-bottom="0.1111in" style:line-height-at-least="0.2166in" fo:margin-left="4.1347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60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61" style:parent-style-name="Standard" style:family="paragraph">
      <style:paragraph-properties fo:keep-with-next="always" fo:keep-together="always" fo:text-align="center" fo:margin-top="0.5in"/>
      <style:text-properties style:font-name="Times New Roman" style:font-name-complex="Times New Roman" fo:text-transform="uppercase" style:use-window-font-color="true" fo:font-size="14pt" style:font-size-asian="14pt" style:font-size-complex="14pt"/>
    </style:style>
    <style:style style:name="P6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63" style:parent-style-name="Обычный" style:family="paragraph">
      <style:paragraph-properties fo:keep-with-next="always" fo:keep-together="always" fo:widows="2" fo:orphans="2" style:vertical-align="auto" fo:margin-top="0.3333in" fo:line-height="115%"/>
      <style:text-properties style:font-name="Times New Roman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4" style:parent-style-name="Обычный" style:family="paragraph">
      <style:paragraph-properties fo:keep-with-next="always" fo:keep-together="always" fo:widows="2" fo:orphans="2" style:vertical-align="auto" fo:margin-top="0.1388in" fo:line-height="115%"/>
      <style:text-properties style:font-name="Times New Roman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uk" style:country-asian="UA" style:language-complex="ar" style:country-complex="SA" fo:hyphenate="true"/>
    </style:style>
    <style:style style:name="P65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6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T6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T6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T6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T7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T7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T7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T7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T7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T7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T7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T7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T7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T7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P80" style:parent-style-name="Обычный" style:family="paragraph">
      <style:paragraph-properties fo:keep-with-next="always" fo:keep-together="always" fo:widows="2" fo:orphans="2" style:vertical-align="auto" fo:margin-top="0.1388in" fo:margin-bottom="0.0875in" fo:line-height="115%" fo:margin-left="-0.0034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fo:language="ru" fo:country="RU" style:language-asian="en" style:country-asian="US" style:language-complex="ar" style:country-complex="SA" fo:hyphenate="true"/>
    </style:style>
    <style:style style:name="P81" style:parent-style-name="Обычный" style:family="paragraph">
      <style:paragraph-properties fo:widows="2" fo:orphans="2" style:vertical-align="auto" fo:line-height="115%" fo:margin-left="-0.0034in" fo:margin-right="0.1791in">
        <style:tab-stops/>
      </style:paragraph-properties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3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5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86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87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8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9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1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9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93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94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95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9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7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9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00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01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10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103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1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5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1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7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08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09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110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111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1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3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1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5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16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1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18" style:parent-style-name="Основнойшрифтабзаца" style:family="text">
      <style:text-properties style:font-name="Times New Roman" style:font-name-asian="Calibri" style:font-name-complex="Times New Roman" fo:color="#800000" style:letter-kerning="false" fo:font-size="9.5pt" style:font-size-asian="9.5pt" style:font-size-complex="9.5pt" style:language-asian="uk" style:country-asian="UA" style:language-complex="ar" style:country-complex="SA"/>
    </style:style>
    <style:style style:name="T11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1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1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1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24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12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26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12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128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12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0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1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2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3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34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135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136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1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8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1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4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42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4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44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14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1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7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T148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T149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1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1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5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5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54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15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56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15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58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15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160" style:parent-style-name="Обычный" style:family="paragraph">
      <style:paragraph-properties fo:widows="2" fo:orphans="2" style:vertical-align="auto" fo:margin-bottom="0.1388in" fo:line-height="115%" fo:margin-left="-0.0034in" fo:margin-right="0.1791in">
        <style:tab-stops/>
      </style:paragraph-properties>
      <style:text-properties fo:hyphenate="true"/>
    </style:style>
    <style:style style:name="T161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6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63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64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65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66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167" style:parent-style-name="Обычный" style:family="paragraph">
      <style:paragraph-properties fo:widows="2" fo:orphans="2" style:vertical-align="auto" fo:margin-bottom="0.1388in" fo:line-height="115%" fo:margin-left="-0.0034in" fo:margin-right="0.1791in">
        <style:tab-stops/>
      </style:paragraph-properties>
      <style:text-properties fo:hyphenate="true"/>
    </style:style>
    <style:style style:name="T16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169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7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7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17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17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P174" style:parent-style-name="Обычный" style:family="paragraph">
      <style:paragraph-properties fo:widows="2" fo:orphans="2" style:vertical-align="auto" fo:margin-bottom="0.2in" fo:line-height="115%" fo:margin-left="-0.0034in" fo:margin-right="0.1791in">
        <style:tab-stops/>
      </style:paragraph-properties>
      <style:text-properties fo:hyphenate="true"/>
    </style:style>
    <style:style style:name="T17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17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17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78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7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8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18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182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8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8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18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86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8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8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189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9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9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19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93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94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9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9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197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9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19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0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0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P202" style:parent-style-name="Обычный" style:family="paragraph">
      <style:paragraph-properties fo:keep-with-next="always" fo:keep-together="always" fo:widows="2" fo:orphans="2" style:vertical-align="auto" fo:margin-top="0.1388in" fo:margin-bottom="0.1236in" fo:line-height="115%" fo:margin-left="-0.0034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en" style:country-asian="US" style:language-complex="ar" style:country-complex="SA" fo:hyphenate="true"/>
    </style:style>
    <style:style style:name="P203" style:parent-style-name="Обычный" style:family="paragraph">
      <style:paragraph-properties fo:widows="2" fo:orphans="2" style:vertical-align="auto" fo:line-height="115%" fo:margin-left="-0.0034in" fo:margin-right="0.1791in">
        <style:tab-stops/>
      </style:paragraph-properties>
      <style:text-properties fo:hyphenate="true"/>
    </style:style>
    <style:style style:name="T20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0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0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07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0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0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1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1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1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1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1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1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1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1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P2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9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20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21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22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2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4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2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26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22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228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229" style:parent-style-name="Обычный" style:family="paragraph">
      <style:paragraph-properties fo:widows="2" fo:orphans="2" style:vertical-align="auto" fo:line-height="115%" fo:margin-left="-0.0034in" fo:margin-right="0.1791in">
        <style:tab-stops/>
      </style:paragraph-properties>
      <style:text-properties fo:hyphenate="true"/>
    </style:style>
    <style:style style:name="T230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31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23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233" style:parent-style-name="Обычный" style:family="paragraph">
      <style:paragraph-properties fo:widows="2" fo:orphans="2" style:vertical-align="auto" fo:line-height="115%" fo:margin-left="-0.0034in" fo:margin-right="0.1791in">
        <style:tab-stops/>
      </style:paragraph-properties>
      <style:text-properties fo:hyphenate="true"/>
    </style:style>
    <style:style style:name="T23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3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3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3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3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3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4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4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4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4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4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4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4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4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4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2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5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5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53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254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2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6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5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2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60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26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262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263" style:parent-style-name="Обычный" style:family="paragraph">
      <style:paragraph-properties fo:widows="2" fo:orphans="2" style:vertical-align="auto" fo:line-height="115%" fo:margin-left="-0.0034in" fo:margin-right="0.1791in">
        <style:tab-stops/>
      </style:paragraph-properties>
      <style:text-properties fo:hyphenate="true"/>
    </style:style>
    <style:style style:name="T264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65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266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267" style:parent-style-name="Обычный" style:family="paragraph">
      <style:paragraph-properties fo:keep-with-next="always" fo:keep-together="always" fo:widows="2" fo:orphans="2" style:vertical-align="auto" fo:margin-top="0.1388in" fo:margin-bottom="0.1208in" fo:line-height="115%" fo:margin-left="-0.0034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en" style:country-asian="US" style:language-complex="ar" style:country-complex="SA" fo:hyphenate="true"/>
    </style:style>
    <style:style style:name="P268" style:parent-style-name="Обычный" style:family="paragraph">
      <style:paragraph-properties fo:widows="2" fo:orphans="2" style:vertical-align="auto" fo:line-height="115%" fo:margin-left="-0.0034in" fo:margin-right="0.1791in">
        <style:tab-stops/>
      </style:paragraph-properties>
      <style:text-properties fo:hyphenate="true"/>
    </style:style>
    <style:style style:name="T26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7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71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7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7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74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7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7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77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7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7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8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8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82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8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8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28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86" style:parent-style-name="Основнойшрифтабзаца" style:family="text">
      <style:text-properties style:font-name="Times New Roman" style:font-name-asian="Calibri" style:font-name-complex="Times New Roman" fo:color="#0563C1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8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fo:language="ru" fo:country="RU" style:language-asian="en" style:country-asian="US" style:language-complex="ar" style:country-complex="SA"/>
    </style:style>
    <style:style style:name="T28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P2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9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92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29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2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96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29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2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9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300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3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303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304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305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306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307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308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3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0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T311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312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31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4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3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6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31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318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31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3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1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322" style:parent-style-name="Обычный" style:family="paragraph">
      <style:paragraph-properties fo:widows="2" fo:orphans="2" style:vertical-align="auto" fo:line-height="115%" fo:margin-left="-0.0034in" fo:margin-right="0.1791in">
        <style:tab-stops/>
      </style:paragraph-properties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323" style:parent-style-name="Обычный" style:family="paragraph">
      <style:paragraph-properties fo:keep-with-next="always" fo:keep-together="always" fo:widows="2" fo:orphans="2" style:vertical-align="auto" fo:margin-top="0.1388in" fo:margin-bottom="0.0861in" fo:line-height="115%" fo:margin-left="-0.0034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fo:language="ru" fo:country="RU" style:language-asian="en" style:country-asian="US" style:language-complex="ar" style:country-complex="SA" fo:hyphenate="true"/>
    </style:style>
    <style:style style:name="P324" style:parent-style-name="Обычный" style:family="paragraph">
      <style:paragraph-properties fo:widows="2" fo:orphans="2" style:vertical-align="auto" fo:margin-bottom="0.1388in" fo:line-height="115%" fo:margin-left="-0.0034in" fo:margin-right="0.1791in">
        <style:tab-stops/>
      </style:paragraph-properties>
      <style:text-properties fo:hyphenate="true"/>
    </style:style>
    <style:style style:name="T32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2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2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2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P32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33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332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33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33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5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336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337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338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339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3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342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34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344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345" style:parent-style-name="Обычный" style:family="paragraph">
      <style:paragraph-properties fo:widows="2" fo:orphans="2" style:vertical-align="auto" fo:margin-bottom="0.1388in" fo:line-height="115%" fo:margin-left="-0.0034in" fo:margin-right="0.1791in">
        <style:tab-stops/>
      </style:paragraph-properties>
      <style:text-properties fo:hyphenate="true"/>
    </style:style>
    <style:style style:name="T346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347" style:parent-style-name="Обычный" style:family="paragraph">
      <style:paragraph-properties fo:break-before="page"/>
      <style:text-properties style:font-name="Times New Roman" style:font-name-complex="Times New Roman" fo:hyphenate="true"/>
    </style:style>
    <style:style style:name="T348" style:parent-style-name="Основнойшрифтабзаца" style:family="text">
      <style:text-properties style:font-name="Times New Roman" style:use-window-font-color="true" fo:language="uk" fo:country="UA"/>
    </style:style>
    <style:style style:name="T349" style:parent-style-name="Основнойшрифтабзаца" style:family="text">
      <style:text-properties style:font-name="Times New Roman" style:use-window-font-color="true" fo:language="uk" fo:country="UA"/>
    </style:style>
    <style:style style:name="T350" style:parent-style-name="Основнойшрифтабзаца" style:family="text">
      <style:text-properties style:font-name="Times New Roman" fo:language="uk" fo:country="UA"/>
    </style:style>
    <style:style style:name="P351" style:parent-style-name="Обычный" style:family="paragraph">
      <style:text-properties style:font-name="Times New Roman" style:font-name-complex="Times New Roman" fo:language="en" fo:country="US" style:language-asian="en" style:country-asian="US" style:language-complex="ar" style:country-complex="SA"/>
    </style:style>
    <style:style style:name="P352" style:parent-style-name="Обычный" style:family="paragraph">
      <style:paragraph-properties fo:widows="2" fo:orphans="2" fo:text-align="justify" style:vertical-align="auto" fo:margin-bottom="0.0284in" fo:line-height="110%" fo:margin-right="0.1791in" fo:text-indent="-0.25in"/>
      <style:text-properties fo:hyphenate="true"/>
    </style:style>
    <style:style style:name="T35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5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5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5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5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5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5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6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6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6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6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6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6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6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6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6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6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7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7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7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7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7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7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7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7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7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7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8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8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8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8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8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38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8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38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8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38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9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39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9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39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9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39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9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39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39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399" style:parent-style-name="Обычный" style:family="paragraph">
      <style:paragraph-properties fo:widows="2" fo:orphans="2" fo:text-align="justify" style:vertical-align="auto" fo:margin-bottom="0.1201in" fo:line-height="110%" fo:margin-right="0.1791in" fo:text-indent="-0.25in"/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400" style:parent-style-name="Обычный" style:family="paragraph">
      <style:paragraph-properties fo:widows="2" fo:orphans="2" fo:text-align="justify" style:vertical-align="auto" fo:margin-bottom="0.1375in" fo:line-height="110%" fo:margin-right="0.1791in" fo:text-indent="-0.25in"/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401" style:parent-style-name="Обычный" style:family="paragraph">
      <style:paragraph-properties fo:widows="2" fo:orphans="2" fo:text-align="justify" style:vertical-align="auto" fo:margin-bottom="0.0083in" fo:line-height="110%" fo:margin-right="0.1791in" fo:text-indent="-0.25in"/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402" style:parent-style-name="Обычный" style:family="paragraph">
      <style:paragraph-properties fo:widows="2" fo:orphans="2" fo:text-align="justify" style:vertical-align="auto" fo:margin-bottom="0.009in" fo:line-height="110%" fo:margin-right="0.1791in" fo:text-indent="-0.25in"/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403" style:parent-style-name="Обычный" style:family="paragraph">
      <style:paragraph-properties fo:widows="2" fo:orphans="2" fo:text-align="justify" style:vertical-align="auto" fo:margin-bottom="0.1659in" fo:line-height="110%" fo:margin-right="0.1791in" fo:text-indent="-0.25in"/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404" style:parent-style-name="Обычный" style:family="paragraph">
      <style:paragraph-properties fo:widows="2" fo:orphans="2" style:vertical-align="auto" fo:margin-top="0.1069in" fo:margin-bottom="0.1388in" fo:line-height="101%">
        <style:tab-stops>
          <style:tab-stop style:type="left" style:position="0.2958in"/>
        </style:tab-stops>
      </style:paragraph-properties>
      <style:text-properties style:font-name="Times New Roman" style:font-name-complex="Times New Roman" style:use-window-font-color="true" fo:font-size="14pt" style:font-size-asian="14pt" style:font-size-complex="14pt" fo:hyphenate="true"/>
    </style:style>
    <style:style style:name="P405" style:parent-style-name="Standard" style:family="paragraph">
      <style:paragraph-properties fo:margin-bottom="0.1111in" style:line-height-at-least="0.2166in"/>
    </style:style>
    <style:style style:name="T40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07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40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09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41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1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1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1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1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1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1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1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1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1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2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2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2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2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2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2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2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2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2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2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3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3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3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3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3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3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3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3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3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3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4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4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4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4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4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4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4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4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4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4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5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5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52" style:parent-style-name="Standard" style:family="paragraph">
      <style:paragraph-properties fo:margin-bottom="0.1111in" style:line-height-at-least="0.2166in"/>
      <style:text-properties style:font-name="Times New Roman" style:font-name-complex="Times New Roman" fo:language="en" fo:country="US"/>
    </style:style>
    <style:style style:name="P45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454" style:parent-style-name="Основнойшрифтабзаца" style:family="text">
      <style:text-properties style:font-name="Times New Roman" style:font-name-complex="Times New Roman" fo:language="ru" fo:country="RU"/>
    </style:style>
    <style:style style:name="T455" style:parent-style-name="Основнойшрифтабзаца" style:family="text">
      <style:text-properties style:font-name="Times New Roman" style:font-name-complex="Times New Roman" fo:language="en" fo:country="US"/>
    </style:style>
    <style:style style:name="P45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5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5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5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6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6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6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463" style:parent-style-name="Основнойшрифтабзаца" style:family="text">
      <style:text-properties style:font-name="Times New Roman" style:font-name-complex="Times New Roman" fo:language="en" fo:country="US"/>
    </style:style>
    <style:style style:name="T464" style:parent-style-name="Основнойшрифтабзаца" style:family="text">
      <style:text-properties style:font-name="Times New Roman" style:font-name-complex="Times New Roman" fo:language="ru" fo:country="RU"/>
    </style:style>
    <style:style style:name="T465" style:parent-style-name="Основнойшрифтабзаца" style:family="text">
      <style:text-properties style:font-name="Times New Roman" style:font-name-complex="Times New Roman" fo:language="en" fo:country="US"/>
    </style:style>
    <style:style style:name="T466" style:parent-style-name="Основнойшрифтабзаца" style:family="text">
      <style:text-properties style:font-name="Times New Roman" style:font-name-complex="Times New Roman" fo:language="ru" fo:country="RU"/>
    </style:style>
    <style:style style:name="T467" style:parent-style-name="Основнойшрифтабзаца" style:family="text">
      <style:text-properties style:font-name="Times New Roman" style:font-name-complex="Times New Roman" fo:language="en" fo:country="US"/>
    </style:style>
    <style:style style:name="T468" style:parent-style-name="Основнойшрифтабзаца" style:family="text">
      <style:text-properties style:font-name="Times New Roman" style:font-name-complex="Times New Roman" fo:language="ru" fo:country="RU"/>
    </style:style>
    <style:style style:name="T469" style:parent-style-name="Основнойшрифтабзаца" style:family="text">
      <style:text-properties style:font-name="Times New Roman" style:font-name-complex="Times New Roman" fo:language="en" fo:country="US"/>
    </style:style>
    <style:style style:name="T470" style:parent-style-name="Основнойшрифтабзаца" style:family="text">
      <style:text-properties style:font-name="Times New Roman" style:font-name-complex="Times New Roman" fo:language="ru" fo:country="RU"/>
    </style:style>
    <style:style style:name="T471" style:parent-style-name="Основнойшрифтабзаца" style:family="text">
      <style:text-properties style:font-name="Times New Roman" style:font-name-complex="Times New Roman" fo:language="en" fo:country="US"/>
    </style:style>
    <style:style style:name="P47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7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7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475" style:parent-style-name="Основнойшрифтабзаца" style:family="text">
      <style:text-properties style:font-name="Times New Roman" style:font-name-complex="Times New Roman" fo:language="en" fo:country="US"/>
    </style:style>
    <style:style style:name="T476" style:parent-style-name="Основнойшрифтабзаца" style:family="text">
      <style:text-properties style:font-name="Times New Roman" style:font-name-complex="Times New Roman" fo:language="ru" fo:country="RU"/>
    </style:style>
    <style:style style:name="P47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47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47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48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48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48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483" style:parent-style-name="Основнойшрифтабзаца" style:family="text">
      <style:text-properties style:font-name="Times New Roman" style:font-name-complex="Times New Roman" fo:language="ru" fo:country="RU"/>
    </style:style>
    <style:style style:name="T484" style:parent-style-name="Основнойшрифтабзаца" style:family="text">
      <style:text-properties style:font-name="Times New Roman" style:font-name-complex="Times New Roman" fo:language="en" fo:country="US"/>
    </style:style>
    <style:style style:name="P48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8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8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8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8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9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9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9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9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49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495" style:parent-style-name="Основнойшрифтабзаца" style:family="text">
      <style:text-properties style:font-name="Times New Roman" style:font-name-complex="Times New Roman" fo:language="en" fo:country="US"/>
    </style:style>
    <style:style style:name="T496" style:parent-style-name="Основнойшрифтабзаца" style:family="text">
      <style:text-properties style:font-name="Times New Roman" style:font-name-complex="Times New Roman" fo:language="ru" fo:country="RU"/>
    </style:style>
    <style:style style:name="T497" style:parent-style-name="Основнойшрифтабзаца" style:family="text">
      <style:text-properties style:font-name="Times New Roman" style:font-name-complex="Times New Roman" fo:language="en" fo:country="US"/>
    </style:style>
    <style:style style:name="T498" style:parent-style-name="Основнойшрифтабзаца" style:family="text">
      <style:text-properties style:font-name="Times New Roman" style:font-name-complex="Times New Roman" fo:language="ru" fo:country="RU"/>
    </style:style>
    <style:style style:name="T499" style:parent-style-name="Основнойшрифтабзаца" style:family="text">
      <style:text-properties style:font-name="Times New Roman" style:font-name-complex="Times New Roman" fo:language="en" fo:country="US"/>
    </style:style>
    <style:style style:name="T500" style:parent-style-name="Основнойшрифтабзаца" style:family="text">
      <style:text-properties style:font-name="Times New Roman" style:font-name-complex="Times New Roman" fo:language="ru" fo:country="RU"/>
    </style:style>
    <style:style style:name="T501" style:parent-style-name="Основнойшрифтабзаца" style:family="text">
      <style:text-properties style:font-name="Times New Roman" style:font-name-complex="Times New Roman" fo:language="en" fo:country="US"/>
    </style:style>
    <style:style style:name="T502" style:parent-style-name="Основнойшрифтабзаца" style:family="text">
      <style:text-properties style:font-name="Times New Roman" style:font-name-complex="Times New Roman" fo:language="ru" fo:country="RU"/>
    </style:style>
    <style:style style:name="T503" style:parent-style-name="Основнойшрифтабзаца" style:family="text">
      <style:text-properties style:font-name="Times New Roman" style:font-name-complex="Times New Roman" fo:language="en" fo:country="US"/>
    </style:style>
    <style:style style:name="P50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0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0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0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508" style:parent-style-name="Основнойшрифтабзаца" style:family="text">
      <style:text-properties style:font-name="Times New Roman" style:font-name-complex="Times New Roman" fo:language="en" fo:country="US"/>
    </style:style>
    <style:style style:name="T509" style:parent-style-name="Основнойшрифтабзаца" style:family="text">
      <style:text-properties style:font-name="Times New Roman" style:font-name-complex="Times New Roman" fo:language="ru" fo:country="RU"/>
    </style:style>
    <style:style style:name="T510" style:parent-style-name="Основнойшрифтабзаца" style:family="text">
      <style:text-properties style:font-name="Times New Roman" style:font-name-complex="Times New Roman" fo:language="en" fo:country="US"/>
    </style:style>
    <style:style style:name="T511" style:parent-style-name="Основнойшрифтабзаца" style:family="text">
      <style:text-properties style:font-name="Times New Roman" style:font-name-complex="Times New Roman" fo:language="ru" fo:country="RU"/>
    </style:style>
    <style:style style:name="T512" style:parent-style-name="Основнойшрифтабзаца" style:family="text">
      <style:text-properties style:font-name="Times New Roman" style:font-name-complex="Times New Roman" fo:language="en" fo:country="US"/>
    </style:style>
    <style:style style:name="T513" style:parent-style-name="Основнойшрифтабзаца" style:family="text">
      <style:text-properties style:font-name="Times New Roman" style:font-name-complex="Times New Roman" fo:language="ru" fo:country="RU"/>
    </style:style>
    <style:style style:name="T514" style:parent-style-name="Основнойшрифтабзаца" style:family="text">
      <style:text-properties style:font-name="Times New Roman" style:font-name-complex="Times New Roman" fo:language="en" fo:country="US"/>
    </style:style>
    <style:style style:name="T515" style:parent-style-name="Основнойшрифтабзаца" style:family="text">
      <style:text-properties style:font-name="Times New Roman" style:font-name-complex="Times New Roman" fo:language="ru" fo:country="RU"/>
    </style:style>
    <style:style style:name="T516" style:parent-style-name="Основнойшрифтабзаца" style:family="text">
      <style:text-properties style:font-name="Times New Roman" style:font-name-complex="Times New Roman" fo:language="en" fo:country="US"/>
    </style:style>
    <style:style style:name="P51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518" style:parent-style-name="Основнойшрифтабзаца" style:family="text">
      <style:text-properties style:font-name="Times New Roman" style:font-name-complex="Times New Roman" fo:language="en" fo:country="US"/>
    </style:style>
    <style:style style:name="T519" style:parent-style-name="Основнойшрифтабзаца" style:family="text">
      <style:text-properties style:font-name="Times New Roman" style:font-name-complex="Times New Roman" fo:language="ru" fo:country="RU"/>
    </style:style>
    <style:style style:name="P52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52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522" style:parent-style-name="Основнойшрифтабзаца" style:family="text">
      <style:text-properties style:font-name="Times New Roman" style:font-name-complex="Times New Roman" fo:language="ru" fo:country="RU"/>
    </style:style>
    <style:style style:name="P52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2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2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2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2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2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2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3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3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3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3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3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3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3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3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3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3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4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4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4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4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4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4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4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4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4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4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5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5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5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5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5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5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5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5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5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5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6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6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6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6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6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6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6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6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6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6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7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7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7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7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7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7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7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7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7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579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58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58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58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P58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58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588" style:parent-style-name="Основнойшрифтабзаца" style:family="text">
      <style:text-properties style:font-name="Times New Roman" style:font-name-complex="Times New Roman"/>
    </style:style>
    <style:style style:name="P58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59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591" style:parent-style-name="Основнойшрифтабзаца" style:family="text">
      <style:text-properties style:font-name="Times New Roman" style:font-name-complex="Times New Roman" fo:language="ru" fo:country="RU"/>
    </style:style>
    <style:style style:name="T592" style:parent-style-name="Основнойшрифтабзаца" style:family="text">
      <style:text-properties style:font-name="Times New Roman" style:font-name-complex="Times New Roman" fo:language="en" fo:country="US"/>
    </style:style>
    <style:style style:name="P59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594" style:parent-style-name="Основнойшрифтабзаца" style:family="text">
      <style:text-properties style:font-name="Times New Roman" style:font-name-complex="Times New Roman" fo:language="ru" fo:country="RU"/>
    </style:style>
    <style:style style:name="T595" style:parent-style-name="Основнойшрифтабзаца" style:family="text">
      <style:text-properties style:font-name="Times New Roman" style:font-name-complex="Times New Roman" fo:language="en" fo:country="US"/>
    </style:style>
    <style:style style:name="T596" style:parent-style-name="Основнойшрифтабзаца" style:family="text">
      <style:text-properties style:font-name="Times New Roman" style:font-name-complex="Times New Roman" fo:language="ru" fo:country="RU"/>
    </style:style>
    <style:style style:name="T597" style:parent-style-name="Основнойшрифтабзаца" style:family="text">
      <style:text-properties style:font-name="Times New Roman" style:font-name-complex="Times New Roman" fo:language="en" fo:country="US"/>
    </style:style>
    <style:style style:name="T598" style:parent-style-name="Основнойшрифтабзаца" style:family="text">
      <style:text-properties style:font-name="Times New Roman" style:font-name-complex="Times New Roman" fo:language="ru" fo:country="RU"/>
    </style:style>
    <style:style style:name="T599" style:parent-style-name="Основнойшрифтабзаца" style:family="text">
      <style:text-properties style:font-name="Times New Roman" style:font-name-complex="Times New Roman" fo:language="en" fo:country="US"/>
    </style:style>
    <style:style style:name="T600" style:parent-style-name="Основнойшрифтабзаца" style:family="text">
      <style:text-properties style:font-name="Times New Roman" style:font-name-complex="Times New Roman" fo:language="ru" fo:country="RU"/>
    </style:style>
    <style:style style:name="P60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60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603" style:parent-style-name="Основнойшрифтабзаца" style:family="text">
      <style:text-properties style:font-name="Times New Roman" style:font-name-complex="Times New Roman" fo:language="ru" fo:country="RU"/>
    </style:style>
    <style:style style:name="P604" style:parent-style-name="Standard" style:family="paragraph">
      <style:paragraph-properties fo:margin-bottom="0.1111in" style:line-height-at-least="0.2166in"/>
      <style:text-properties style:font-name="Times New Roman" style:font-name-complex="Times New Roman" fo:language="en" fo:country="US"/>
    </style:style>
    <style:style style:name="P605" style:parent-style-name="Standard" style:family="paragraph">
      <style:paragraph-properties fo:margin-bottom="0.1111in" style:line-height-at-least="0.2166in"/>
      <style:text-properties style:font-name="Times New Roman" style:font-name-complex="Times New Roman" fo:language="en" fo:country="US"/>
    </style:style>
    <style:style style:name="P60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en" fo:country="US"/>
    </style:style>
    <style:style style:name="P60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60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60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61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61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61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61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614" style:parent-style-name="Standard" style:family="paragraph">
      <style:paragraph-properties fo:margin-bottom="0.1111in" style:line-height-at-least="0.2166in"/>
      <style:text-properties style:font-name="Times New Roman" style:font-name-complex="Times New Roman" fo:language="ru" fo:country="RU"/>
    </style:style>
    <style:style style:name="P615" style:parent-style-name="Standard" style:family="paragraph">
      <style:paragraph-properties fo:margin-bottom="0.1111in" style:line-height-at-least="0.2166in"/>
    </style:style>
    <style:style style:name="T61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617" style:parent-style-name="Основнойшрифтабзаца" style:family="text">
      <style:text-properties style:font-name="Times New Roman" style:font-name-complex="Times New Roman" fo:color="#5983B0" fo:font-size="14pt" style:font-size-asian="14pt" style:font-size-complex="14pt"/>
    </style:style>
  </office:automatic-styles>
  <office:body>
    <office:text text:use-soft-page-breaks="true">
      <text:p text:style-name="P1"><text:span text:style-name="T2">Кам’янець-Подільський національний університет</text:span><text:span text:style-name="T3"><text:line-break/></text:span><text:span text:style-name="T4">імені Івана Огієнка</text:span></text:p>
      <text:p text:style-name="P5">  </text:p>
      <text:p text:style-name="P6"> </text:p>
      <text:p text:style-name="P7">КАФЕДРА КОМП’ЮТЕРНИХ НАУК</text:p>
      <text:p text:style-name="P8"><text:span text:style-name="T9"> </text:span></text:p>
      <text:p text:style-name="P10"><text:span text:style-name="T11"> </text:span></text:p>
      <text:p text:style-name="P12"/>
      <text:p text:style-name="P13"><text:span text:style-name="T14">Навчальна дисципліна<text:s/></text:span><text:span text:style-name="T15">«</text:span><text:span text:style-name="T16">Об’єктно-орієнтоване програмування</text:span><text:span text:style-name="T17">»</text:span></text:p>
      <text:p text:style-name="P18"><text:span text:style-name="T19"> </text:span></text:p>
      <text:p text:style-name="P20"><text:span text:style-name="T21"> </text:span></text:p>
      <text:p text:style-name="P22"><text:span text:style-name="T23">ЛАБОРАТОРНА РОБОТА<text:s/></text:span><text:span text:style-name="T24">#01</text:span><text:span text:style-name="T25">11</text:span></text:p>
      <text:p text:style-name="P26"><text:span text:style-name="T27"> </text:span></text:p>
      <text:p text:style-name="P28">Тема:</text:p>
      <text:p text:style-name="P29"><text:span text:style-name="T30">Обробка рядків і тексту. Робота з датою і часом.</text:span></text:p>
      <text:p text:style-name="P31"><text:span text:style-name="T32">Варіант №</text:span><text:span text:style-name="T33">6</text:span></text:p>
      <text:p text:style-name="P34"/>
      <text:p text:style-name="P35"><text:span text:style-name="T36"> </text:span></text:p>
      <text:p text:style-name="P37"><text:span text:style-name="T38">Виконав</text:span><text:span text:style-name="T39">:</text:span><text:span text:style-name="T40"><text:line-break/></text:span><text:span text:style-name="T41">студент<text:s/></text:span><text:span text:style-name="T42">1</text:span><text:span text:style-name="T43">-го курсу</text:span><text:span text:style-name="T44"><text:line-break/></text:span><text:span text:style-name="T45">групи KN</text:span><text:span text:style-name="T46">ms</text:span><text:span text:style-name="T47">1-B2</text:span><text:span text:style-name="T48">3</text:span><text:span text:style-name="T49"><text:line-break/></text:span><text:span text:style-name="T50">Дарманський М.А.</text:span></text:p>
      <text:p text:style-name="P51"/>
      <text:p text:style-name="P52"><text:span text:style-name="T53">Прийняла</text:span><text:span text:style-name="T54">:</text:span><text:span text:style-name="T55"><text:line-break/></text:span><text:span text:style-name="T56">старший викладач,</text:span><text:span text:style-name="T57"><text:line-break/></text:span><text:span text:style-name="T58">Мястковська М.О.</text:span></text:p>
      <text:p text:style-name="P59"/>
      <text:p text:style-name="P60"/>
      <text:p text:style-name="P61">Кам’янець-Подільський – 2023</text:p>
      <text:p text:style-name="P62"/>
      <text:p text:style-name="P63"><text:bookmark-start text:name="_Toc191167405"/>Теоретичні відомості<text:bookmark-end text:name="_Toc191167405"/></text:p>
      <text:p text:style-name="P64">Обробка рядків і<text:s/>тексту</text:p>
      <text:p text:style-name="P65"><text:span text:style-name="T66">Рядок є об'єктом типу String, значенням якого є текст. По суті, текст зберігається у вигляді посл</text:span><text:span text:style-name="T67">і</text:span><text:span text:style-name="T68">д</text:span><text:span text:style-name="T69">о</text:span><text:span text:style-name="T70">вної доступною тільки для читання колекції об'єктів Char. В кінці рядка в мові C# відсутній с</text:span><text:span text:style-name="T71">и</text:span><text:span text:style-name="T72">мвол, який закінчується на NULL; тому рядок C# може міс</text:span><text:span text:style-name="T73">тити будь-яке число символів NULL ( "\0"). Вла</text:span><text:span text:style-name="T74">с</text:span><text:span text:style-name="T75">тивість рядка Length представляє число об'єктів Char, що містяться в цьому рядку, а не число си</text:span><text:span text:style-name="T76">м</text:span><text:span text:style-name="T77">волів Юнікоду. Для доступу до окремих точок в рядку коду Юникода використовується об'єкт S</text:span><text:span text:style-name="T78">t</text:span><text:span text:style-name="T79">ringInfo object.<text:s/></text:span></text:p>
      <text:p text:style-name="P80"><text:bookmark-start text:name="_Toc26454"/>Оголошення і ініціалізація рядків<text:s/><text:bookmark-end text:name="_Toc26454"/></text:p>
      <text:p text:style-name="P81">Оголошення та ініціалізацію рядків можна виконувати різними способами, як показано в наступному прикладі:<text:s/></text:p>
      <text:p text:style-name="P82"><text:span text:style-name="T83">// Оголошення без ініціалізації <text:s text:c="10"/></text:span></text:p>
      <text:p text:style-name="P84"><text:span text:style-name="T85">string</text:span><text:span text:style-name="T86"><text:s/>message1;</text:span></text:p>
      <text:p text:style-name="P87"/>
      <text:p text:style-name="P88"><text:span text:style-name="T89">// Ініціалізація в null. <text:s text:c="10"/></text:span></text:p>
      <text:p text:style-name="P90"><text:span text:style-name="T91">string</text:span><text:span text:style-name="T92"><text:s/>message2 =<text:s/></text:span><text:span text:style-name="T93">null</text:span><text:span text:style-name="T94">;</text:span></text:p>
      <text:p text:style-name="P95"/>
      <text:p text:style-name="P96"><text:span text:style-name="T97">// Ініціалізувати як порожній рядок. <text:s text:c="10"/></text:span></text:p>
      <text:p text:style-name="P98"><text:span text:style-name="T99">string</text:span><text:span text:style-name="T100"><text:s/>message3 = System.</text:span><text:span text:style-name="T101">String</text:span><text:span text:style-name="T102">.Empty;</text:span></text:p>
      <text:p text:style-name="P103"/>
      <text:p text:style-name="P104"><text:span text:style-name="T105">// Ініціалізація рядковим значенням.<text:s/></text:span></text:p>
      <text:p text:style-name="P106"><text:span text:style-name="T107">string</text:span><text:span text:style-name="T108"><text:s/>oldPath =<text:s/></text:span><text:span text:style-name="T109">"c:\\Program Files\\Microsoft Visual Studio"</text:span><text:span text:style-name="T110">;</text:span></text:p>
      <text:p text:style-name="P111"/>
      <text:p text:style-name="P112"><text:span text:style-name="T113">// Ініціалізувати як дослівний рядковий літерал.<text:s/></text:span></text:p>
      <text:p text:style-name="P114"><text:span text:style-name="T115">string</text:span><text:span text:style-name="T116"><text:s/></text:span><text:span text:style-name="T117">newPath =<text:s/></text:span><text:span text:style-name="T118">@"c:\Program Files\Microsoft Visual Studio"</text:span><text:span text:style-name="T119">;</text:span></text:p>
      <text:p text:style-name="P120"><text:span text:style-name="T121">// Використання System.String.<text:s/></text:span></text:p>
      <text:p text:style-name="P122"><text:span text:style-name="T123">System.</text:span><text:span text:style-name="T124">String</text:span><text:span text:style-name="T125"><text:s/>greeting =<text:s/></text:span><text:span text:style-name="T126">"Hello World!"</text:span><text:span text:style-name="T127">;</text:span></text:p>
      <text:p text:style-name="P128"/>
      <text:p text:style-name="P129"><text:span text:style-name="T130">// У локальних змінних (тобто в межах методу), можна використовувати неявні типи<text:s/></text:span></text:p>
      <text:p text:style-name="P131"><text:span text:style-name="T132">var</text:span><text:span text:style-name="T133"><text:s/>temp =<text:s/></text:span><text:span text:style-name="T134">"I'm still a strongly-typed System</text:span><text:span text:style-name="T135">.String!"</text:span><text:span text:style-name="T136">;</text:span></text:p>
      <text:p text:style-name="P137"><text:span text:style-name="T138">//Використовуйте константну змінну, щоб запобігти присвоєнню іншого значення змінній.<text:s/></text:span></text:p>
      <text:p text:style-name="P139"><text:span text:style-name="T140">const</text:span><text:span text:style-name="T141"><text:s/></text:span><text:span text:style-name="T142">string</text:span><text:span text:style-name="T143"><text:s/>message4 =<text:s/></text:span><text:span text:style-name="T144">"You can't get rid of me!"</text:span><text:span text:style-name="T145">;</text:span></text:p>
      <text:p text:style-name="P146"><text:span text:style-name="T147">//Використовуйте конструктор String, тільки при створенні рядка з char*, char[], or s</text:span><text:span text:style-name="T148">b</text:span><text:span text:style-name="T149">yte*. <text:s/></text:span></text:p>
      <text:p text:style-name="P150"><text:span text:style-name="T151">char</text:span><text:span text:style-name="T152">[]<text:s/></text:span><text:span text:style-name="T153">letters = {<text:s/></text:span><text:span text:style-name="T154">'A'</text:span><text:span text:style-name="T155">,<text:s/></text:span><text:span text:style-name="T156">'B'</text:span><text:span text:style-name="T157">,<text:s/></text:span><text:span text:style-name="T158">'C'</text:span><text:span text:style-name="T159"><text:s/>};</text:span></text:p>
      <text:p text:style-name="P160"><text:span text:style-name="T161">string</text:span><text:span text:style-name="T162"><text:s/>alphabet =<text:s/></text:span><text:span text:style-name="T163">new</text:span><text:span text:style-name="T164"><text:s/></text:span><text:span text:style-name="T165">string</text:span><text:span text:style-name="T166">(letters);</text:span></text:p>
      <text:p text:style-name="P167"><text:span text:style-name="T168">Зверніть увагу, що для створення рядкового об'єкту оператор<text:s/></text:span><text:a xlink:href="https://translate.google.com/translate?hl=uk&amp;prev=_t&amp;sl=ru&amp;tl=uk&amp;u=https://msdn.microsoft.com/uk-ua/library/fa0ab757.aspx" office:target-frame-name="_top" xlink:show="replace"><text:span text:style-name="T169">new</text:span></text:a><text:a xlink:href="https://translate.google.com/translate?hl=uk&amp;prev=_t&amp;sl=ru&amp;tl=uk&amp;u=https://msdn.microsoft.com/uk-ua/library/fa0ab757.aspx" office:target-frame-name="_top" xlink:show="replace"><text:span text:style-name="T170"><text:s/></text:span></text:a><text:span text:style-name="T171">не використовується, за в</text:span><text:span text:style-name="T172">и</text:span><text:span text:style-name="T173">нятком випадків ініціалізації рядка масивом символів.<text:s/></text:span></text:p>
      <text:p text:style-name="P174"><text:span text:style-name="T175">Ініціалізація рядки<text:s/></text:span><text:span text:style-name="T176">значенням константи</text:span><text:a xlink:href="https://translate.google.com/translate?hl=uk&amp;prev=_t&amp;sl=ru&amp;tl=uk&amp;u=https://msdn.microsoft.com/uk-ua/library/system.string.empty.aspx" office:target-frame-name="_top" xlink:show="replace"><text:span text:style-name="T177"><text:s/></text:span></text:a><text:a xlink:href="https://translate.google.com/translate?hl=uk&amp;prev=_t&amp;sl=ru&amp;tl=uk&amp;u=https://msdn.microsoft.com/uk-ua/library/system.string.empty.aspx" office:target-frame-name="_top" xlink:show="replace"><text:span text:style-name="T178">Empty</text:span></text:a><text:a xlink:href="https://translate.google.com/translate?hl=uk&amp;prev=_t&amp;sl=ru&amp;tl=uk&amp;u=https://msdn.microsoft.com/uk-ua/library/system.string.empty.aspx" office:target-frame-name="_top" xlink:show="replace"><text:span text:style-name="T179"><text:s/></text:span></text:a><text:span text:style-name="T180">призводить до створення нового об'єк</text:span><text:span text:style-name="T181">та<text:s/></text:span><text:a xlink:href="https://translate.google.com/translate?hl=uk&amp;prev=_t&amp;sl=ru&amp;tl=uk&amp;u=https://msdn.microsoft.com/uk-ua/library/system.string.aspx" office:target-frame-name="_top" xlink:show="replace"><text:span text:style-name="T182">String</text:span></text:a><text:a xlink:href="https://translate.google.com/translate?hl=uk&amp;prev=_t&amp;sl=ru&amp;tl=uk&amp;u=https://msdn.microsoft.com/uk-ua/library/system.string.aspx" office:target-frame-name="_top" xlink:show="replace"><text:span text:style-name="T183">,</text:span></text:a><text:span text:style-name="T184"><text:s/>рядок якого має нульову довжину. Рядковий літерал нульової довжини представляється як "". При ініціалізації рядків значенням</text:span><text:a xlink:href="https://translate.google.com/translate?hl=uk&amp;prev=_t&amp;sl=ru&amp;tl=uk&amp;u=https://msdn.microsoft.com/uk-ua/library/system.string.empty.aspx" office:target-frame-name="_top" xlink:show="replace"><text:span text:style-name="T185"><text:s/></text:span></text:a><text:a xlink:href="https://translate.google.com/translate?hl=uk&amp;prev=_t&amp;sl=ru&amp;tl=uk&amp;u=https://msdn.microsoft.com/uk-ua/library/system.string.empty.aspx" office:target-frame-name="_top" xlink:show="replace"><text:span text:style-name="T186">Empty</text:span></text:a><text:a xlink:href="https://translate.google.com/translate?hl=uk&amp;prev=_t&amp;sl=ru&amp;tl=uk&amp;u=https://msdn.microsoft.com/uk-ua/library/system.string.empty.aspx" office:target-frame-name="_top" xlink:show="replace"><text:span text:style-name="T187"><text:s/></text:span></text:a><text:span text:style-name="T188">замість<text:s/></text:span><text:a xlink:href="https://translate.google.com/translate?hl=uk&amp;prev=_t&amp;sl=ru&amp;tl=uk&amp;u=https://msdn.microsoft.com/uk-ua/library/edakx9da.aspx" office:target-frame-name="_top" xlink:show="replace"><text:span text:style-name="T189">null</text:span></text:a><text:a xlink:href="https://translate.google.com/translate?hl=uk&amp;prev=_t&amp;sl=ru&amp;tl=uk&amp;u=https://msdn.microsoft.com/uk-ua/library/edakx9da.aspx" office:target-frame-name="_top" xlink:show="replace"><text:span text:style-name="T190"><text:s/></text:span></text:a><text:span text:style-name="T191">знижується ймовірність виникнення</text:span><text:a xlink:href="https://translate.google.com/translate?hl=uk&amp;prev=_t&amp;sl=ru&amp;tl=uk&amp;u=https://msdn.microsoft.com/uk-ua/library/system.nullreferenceexception.aspx" office:target-frame-name="_top" xlink:show="replace"><text:span text:style-name="T192"><text:s/></text:span></text:a><text:a xlink:href="https://translate.google.com/translate?hl=uk&amp;prev=_t&amp;sl=ru&amp;tl=uk&amp;u=https://msdn.microsoft.com/uk-ua/library/system.nullreferenceexception.aspx" office:target-frame-name="_top" xlink:show="replace"><text:span text:style-name="T193">NullReferen</text:span><text:span text:style-name="T194">ceException</text:span></text:a><text:a xlink:href="https://translate.google.com/translate?hl=uk&amp;prev=_t&amp;sl=ru&amp;tl=uk&amp;u=https://msdn.microsoft.com/uk-ua/library/system.nullreferenceexception.aspx" office:target-frame-name="_top" xlink:show="replace"><text:span text:style-name="T195">.</text:span></text:a><text:span text:style-name="T196"><text:s/>Використовуйте статичний метод<text:s/></text:span><text:a xlink:href="https://translate.google.com/translate?hl=uk&amp;prev=_t&amp;sl=ru&amp;tl=uk&amp;u=https://msdn.microsoft.com/uk-ua/library/system.string.isnullorempty.aspx" office:target-frame-name="_top" xlink:show="replace"><text:span text:style-name="T197">IsNullOrEmpty (String)</text:span></text:a><text:a xlink:href="https://translate.google.com/translate?hl=uk&amp;prev=_t&amp;sl=ru&amp;tl=uk&amp;u=https://msdn.microsoft.com/uk-ua/library/system.string.isnullorempty.aspx" office:target-frame-name="_top" xlink:show="replace"><text:span text:style-name="T198">,</text:span></text:a><text:span text:style-name="T199"><text:s/>щоб перевір</text:span><text:span text:style-name="T200">и</text:span><text:span text:style-name="T201">ти значення рядка перед спробою звернення до нього.<text:s/></text:span></text:p>
      <text:p text:style-name="P202"><text:bookmark-start text:name="_Toc26455"/>Незмінність рядкових об'єктів<text:s/><text:bookmark-end text:name="_Toc26455"/></text:p>
      <text:p text:style-name="P203"><text:span text:style-name="T204">Ря</text:span><text:span text:style-name="T205">дкові об'єкти є незмінними: після створення їх не можна змінити.<text:s/></text:span><text:span text:style-name="T206">Всі методи<text:s/></text:span><text:a xlink:href="https://translate.google.com/translate?hl=uk&amp;prev=_t&amp;sl=ru&amp;tl=uk&amp;u=https://msdn.microsoft.com/uk-ua/library/system.string.aspx" office:target-frame-name="_top" xlink:show="replace"><text:span text:style-name="T207">String</text:span></text:a><text:a xlink:href="https://translate.google.com/translate?hl=uk&amp;prev=_t&amp;sl=ru&amp;tl=uk&amp;u=https://msdn.microsoft.com/uk-ua/library/system.string.aspx" office:target-frame-name="_top" xlink:show="replace"><text:span text:style-name="T208"><text:s/></text:span></text:a><text:span text:style-name="T209">і операт</text:span><text:span text:style-name="T210">о</text:span><text:span text:style-name="T211">ри C#, які, як можна було б уявити, змінюють рядок, в дійсності повертають результати в новий рядковий об'єкт. У наступному прикладі</text:span><text:span text:style-name="T212">, коли вміст рядків s1 і s2 об'єднується в один рядок, два вихідні рядки не змінюються. Оператор + = створює новий рядок з об'єднаним вмістом. Цей н</text:span><text:span text:style-name="T213">о</text:span><text:span text:style-name="T214">вий об'єкт присвоюється змінній s1, а вихідний об'єкт, який був присвоєний рядку s1, звіл</text:span><text:span text:style-name="T215">ь</text:span><text:span text:style-name="T216">няється, оскільки</text:span><text:span text:style-name="T217"><text:s/>жодна змінна не містить посилання на нього.<text:s/></text:span></text:p>
      <text:p text:style-name="P218"><text:span text:style-name="T219">string</text:span><text:span text:style-name="T220"><text:s/>s1 =<text:s/></text:span><text:span text:style-name="T221">"A string is more "</text:span><text:span text:style-name="T222">;</text:span></text:p>
      <text:p text:style-name="P223"><text:span text:style-name="T224">string</text:span><text:span text:style-name="T225"><text:s/>s2 =<text:s/></text:span><text:span text:style-name="T226">"than the sum of its chars."</text:span><text:span text:style-name="T227">;</text:span></text:p>
      <text:p text:style-name="P228">s1 += s2;<text:s/></text:p>
      <text:p text:style-name="P229"><text:span text:style-name="T230">System.</text:span><text:span text:style-name="T231">Console</text:span><text:span text:style-name="T232">.WriteLine(s1);</text:span></text:p>
      <text:p text:style-name="P233"><text:span text:style-name="T234">Оскільки "зміною" рядка в дійсності є створенням нового рядка, необхідна обережність при<text:s/></text:span><text:span text:style-name="T235">створенні посилань на рядки. Якщо створити посилання на рядок, а потім "змінити" вихідний, то посилання буде як і раніше вказувати на вихідний об'єкт, а не на новий об'єкт, який був ств</text:span><text:span text:style-name="T236">о</text:span><text:span text:style-name="T237">р</text:span><text:span text:style-name="T238">е</text:span><text:span text:style-name="T239">ний при зміні рядка. Це</text:span><text:span text:style-name="T240"><text:s/></text:span><text:span text:style-name="T241">демонструється</text:span><text:span text:style-name="T242"><text:s/></text:span><text:span text:style-name="T243">в</text:span><text:span text:style-name="T244"><text:s/></text:span><text:span text:style-name="T245">наступному</text:span><text:span text:style-name="T246"><text:s/></text:span><text:span text:style-name="T247">коді</text:span><text:span text:style-name="T248">.<text:s/></text:span><text:bookmark-start text:name="_Toc26456"/></text:p>
      <text:p text:style-name="P249"><text:span text:style-name="T250">string</text:span><text:span text:style-name="T251"><text:s/>s1</text:span><text:span text:style-name="T252"><text:s/>=<text:s/></text:span><text:span text:style-name="T253">"Hello "</text:span><text:span text:style-name="T254">;</text:span></text:p>
      <text:p text:style-name="P255"><text:span text:style-name="T256">string</text:span><text:span text:style-name="T257"><text:s/>s2 = s1;</text:span></text:p>
      <text:p text:style-name="P258"><text:span text:style-name="T259">s1 +=<text:s/></text:span><text:span text:style-name="T260">"World"</text:span><text:span text:style-name="T261">;<text:s/></text:span></text:p>
      <text:p text:style-name="P262"><text:s/></text:p>
      <text:p text:style-name="P263"><text:span text:style-name="T264">System.</text:span><text:span text:style-name="T265">Console</text:span><text:span text:style-name="T266">.WriteLine(s2);</text:span></text:p>
      <text:p text:style-name="P267">Підрядки<text:s/><text:bookmark-end text:name="_Toc26456"/></text:p>
      <text:p text:style-name="P268"><text:span text:style-name="T269">Підрядком є послідовність символів, що містяться в рядку.<text:s/></text:span><text:span text:style-name="T270">Метод<text:s/></text:span><text:a xlink:href="https://translate.google.com/translate?hl=uk&amp;prev=_t&amp;sl=ru&amp;tl=uk&amp;u=https://msdn.microsoft.com/uk-ua/library/hxthx5h6.aspx" office:target-frame-name="_top" xlink:show="replace"><text:span text:style-name="T271">Substring</text:span></text:a><text:a xlink:href="https://translate.google.com/translate?hl=uk&amp;prev=_t&amp;sl=ru&amp;tl=uk&amp;u=https://msdn.microsoft.com/uk-ua/library/hxthx5h6.aspx" office:target-frame-name="_top" xlink:show="replace"><text:span text:style-name="T272"><text:s/></text:span></text:a><text:span text:style-name="T273">використовується для створення нового рядка на підставі частини початкового рядка. Одне або кілька входжень підрядка можна знайти з використанням методу<text:s/></text:span><text:a xlink:href="https://translate.google.com/translate?hl=uk&amp;prev=_t&amp;sl=ru&amp;tl=uk&amp;u=https://msdn.microsoft.com/uk-ua/library/kwb0bwyd.aspx" office:target-frame-name="_top" xlink:show="replace"><text:span text:style-name="T274">IndexOf</text:span></text:a><text:a xlink:href="https://translate.google.com/translate?hl=uk&amp;prev=_t&amp;sl=ru&amp;tl=uk&amp;u=https://msdn.microsoft.com/uk-ua/library/kwb0bwyd.aspx" office:target-frame-name="_top" xlink:show="replace"><text:span text:style-name="T275">.</text:span></text:a><text:span text:style-name="T276"><text:s/>Метод<text:s/></text:span><text:a xlink:href="https://translate.google.com/translate?hl=uk&amp;prev=_t&amp;sl=ru&amp;tl=uk&amp;u=https://msdn.microsoft.com/uk-ua/library/czx8s9ts.aspx" office:target-frame-name="_top" xlink:show="replace"><text:span text:style-name="T277">Replace</text:span></text:a><text:a xlink:href="https://translate.google.com/translate?hl=uk&amp;prev=_t&amp;sl=ru&amp;tl=uk&amp;u=https://msdn.microsoft.com/uk-ua/library/czx8s9ts.aspx" office:target-frame-name="_top" xlink:show="replace"><text:span text:style-name="T278"><text:s/></text:span></text:a><text:span text:style-name="T279">викори</text:span><text:span text:style-name="T280">стовується для заміни всіх входжень заданого підрядка новим рядком. Так само, як і метод</text:span><text:a xlink:href="https://translate.google.com/translate?hl=uk&amp;prev=_t&amp;sl=ru&amp;tl=uk&amp;u=https://msdn.microsoft.com/uk-ua/library/hxthx5h6.aspx" office:target-frame-name="_top" xlink:show="replace"><text:span text:style-name="T281"><text:s/></text:span></text:a><text:a xlink:href="https://translate.google.com/translate?hl=uk&amp;prev=_t&amp;sl=ru&amp;tl=uk&amp;u=https://msdn.microsoft.com/uk-ua/library/hxthx5h6.aspx" office:target-frame-name="_top" xlink:show="replace"><text:span text:style-name="T282">Substring</text:span></text:a><text:a xlink:href="https://translate.google.com/translate?hl=uk&amp;prev=_t&amp;sl=ru&amp;tl=uk&amp;u=https://msdn.microsoft.com/uk-ua/library/hxthx5h6.aspx" office:target-frame-name="_top" xlink:show="replace"><text:span text:style-name="T283">,</text:span></text:a><text:span text:style-name="T284"><text:s/>метод</text:span><text:a xlink:href="https://translate.google.com/translate?hl=uk&amp;prev=_t&amp;sl=ru&amp;tl=uk&amp;u=https://msdn.microsoft.com/uk-ua/library/czx8s9ts.aspx" office:target-frame-name="_top" xlink:show="replace"><text:span text:style-name="T285"><text:s/></text:span></text:a><text:a xlink:href="https://translate.google.com/translate?hl=uk&amp;prev=_t&amp;sl=ru&amp;tl=uk&amp;u=https://msdn.microsoft.com/uk-ua/library/czx8s9ts.aspx" office:target-frame-name="_top" xlink:show="replace"><text:span text:style-name="T286">Replace</text:span></text:a><text:a xlink:href="https://translate.google.com/translate?hl=uk&amp;prev=_t&amp;sl=ru&amp;tl=uk&amp;u=https://msdn.microsoft.com/uk-ua/library/czx8s9ts.aspx" office:target-frame-name="_top" xlink:show="replace"><text:span text:style-name="T287"><text:s/></text:span></text:a><text:span text:style-name="T288">фактично повертає новий рядок і не змінює вихідний. <text:s/></text:span><text:bookmark-start text:name="_Toc26457"/></text:p>
      <text:p text:style-name="P289"><text:span text:style-name="T290">string</text:span><text:span text:style-name="T291"><text:s/>s3 =<text:s/></text:span><text:span text:style-name="T292">"Visual C# Express"</text:span><text:span text:style-name="T293">;</text:span></text:p>
      <text:p text:style-name="P294"><text:span text:style-name="T295">System.</text:span><text:span text:style-name="T296">Console</text:span><text:span text:style-name="T297">.WriteLine(s3.Substring(7, 2));<text:s/></text:span></text:p>
      <text:p text:style-name="P298"><text:span text:style-name="T299">// виведеться: "C#"<text:s/></text:span></text:p>
      <text:p text:style-name="P300"><text:s/></text:p>
      <text:p text:style-name="P301"><text:span text:style-name="T302">System.</text:span><text:span text:style-name="T303">Console</text:span><text:span text:style-name="T304">.WriteLine(s3.Replace(</text:span><text:span text:style-name="T305">"C#"</text:span><text:span text:style-name="T306">,<text:s/></text:span><text:span text:style-name="T307">"Basic"</text:span><text:span text:style-name="T308">));<text:s/></text:span></text:p>
      <text:p text:style-name="P309"><text:span text:style-name="T310">// виведеться:<text:s/></text:span><text:span text:style-name="T311">"Visual Basic Express"<text:s/></text:span></text:p>
      <text:p text:style-name="P312"><text:s/></text:p>
      <text:p text:style-name="P313"><text:span text:style-name="T314">// Index values are zero-based <text:s text:c="12"/></text:span></text:p>
      <text:p text:style-name="P315"><text:span text:style-name="T316">int</text:span><text:span text:style-name="T317"><text:s/>index = s3.IndexOf(</text:span><text:span text:style-name="T318">"C"</text:span><text:span text:style-name="T319">);<text:s/></text:span></text:p>
      <text:p text:style-name="P320"><text:span text:style-name="T321">// index = 7</text:span></text:p>
      <text:p text:style-name="P322"/>
      <text:p text:style-name="P323">Доступ до окремих знаків<text:s/><text:bookmark-end text:name="_Toc26457"/></text:p>
      <text:p text:style-name="P324"><text:span text:style-name="T325">Нотацію масиву можна використовувати зі значенням індексу, щоб отримати доступ до окре</text:span><text:span text:style-name="T326">м</text:span><text:span text:style-name="T327">их символів, як в наступному<text:s/></text:span><text:span text:style-name="T328">прикладі:<text:s/></text:span></text:p>
      <text:p text:style-name="P329"><text:span text:style-name="T330">string</text:span><text:span text:style-name="T331"><text:s/>s5 =<text:s/></text:span><text:span text:style-name="T332">"Printing backwards"</text:span><text:span text:style-name="T333">;</text:span></text:p>
      <text:p text:style-name="P334"><text:span text:style-name="T335">for</text:span><text:span text:style-name="T336"><text:s/>(</text:span><text:span text:style-name="T337">int</text:span><text:span text:style-name="T338"><text:s/>i = 0; i&lt;s5.Length; i++)</text:span></text:p>
      <text:p text:style-name="P339">{</text:p>
      <text:p text:style-name="P340"><text:span text:style-name="T341"><text:s text:c="4"/>System.</text:span><text:span text:style-name="T342">Console</text:span><text:span text:style-name="T343">.Write(s5[s5.Length - i - 1]);</text:span></text:p>
      <text:p text:style-name="P344">}</text:p>
      <text:p text:style-name="P345"><text:span text:style-name="T346">// Output: "sdrawkcab gnitnirP"</text:span></text:p>
      <text:p text:style-name="P347"/>
      <text:h text:style-name="Заголовок1" text:outline-level="1"><text:span text:style-name="T348">2) Написати повні умови задачі.<text:s/></text:span><text:span text:style-name="T349"><text:line-break/></text:span><text:span text:style-name="T350">Завдання для виконання<text:s/></text:span></text:h>
      <text:p text:style-name="P351"/>
      <text:list text:style-name="LFO4">
        <text:list-item text:start-value="1">
          <text:p text:style-name="P352"><text:span text:style-name="T353">Написати</text:span><text:span text:style-name="T354"><text:s/></text:span><text:span text:style-name="T355">програму</text:span><text:span text:style-name="T356">,<text:s/></text:span><text:span text:style-name="T357">яка</text:span><text:span text:style-name="T358"><text:s/></text:span><text:span text:style-name="T359">замінює</text:span><text:span text:style-name="T360"><text:s/></text:span><text:span text:style-name="T361">в</text:span><text:span text:style-name="T362"><text:s/></text:span><text:span text:style-name="T363">початковому</text:span><text:span text:style-name="T364"><text:s/></text:span><text:span text:style-name="T365">рядку</text:span><text:span text:style-name="T366"><text:s/></text:span><text:span text:style-name="T367">символів</text:span><text:span text:style-name="T368"><text:s/></text:span><text:span text:style-name="T369">всі</text:span><text:span text:style-name="T370"><text:s/></text:span><text:span text:style-name="T371">одиниці</text:span><text:span text:style-name="T372"><text:s/></text:span><text:span text:style-name="T373">нулями</text:span><text:span text:style-name="T374"><text:s/></text:span><text:span text:style-name="T375">і</text:span><text:span text:style-name="T376"><text:s/></text:span><text:span text:style-name="T377">всі</text:span><text:span text:style-name="T378"><text:s/></text:span><text:span text:style-name="T379">нулі</text:span><text:span text:style-name="T380"><text:s/></text:span><text:span text:style-name="T381">одиницями</text:span><text:span text:style-name="T382">.<text:s/></text:span><text:span text:style-name="T383">Заміна</text:span><text:span text:style-name="T384"><text:s/></text:span><text:span text:style-name="T385">має</text:span><text:span text:style-name="T386"><text:s/></text:span><text:span text:style-name="T387">виконуватися</text:span><text:span text:style-name="T388">,<text:s/></text:span><text:span text:style-name="T389">починаючи</text:span><text:span text:style-name="T390"><text:s/></text:span><text:span text:style-name="T391">із</text:span><text:span text:style-name="T392"><text:s/></text:span><text:span text:style-name="T393">заданої</text:span><text:span text:style-name="T394"><text:s/></text:span><text:span text:style-name="T395">позиції</text:span><text:span text:style-name="T396"><text:s/></text:span><text:span text:style-name="T397">рядка</text:span><text:span text:style-name="T398">.<text:s/></text:span></text:p>
        </text:list-item>
        <text:list-item>
          <text:p text:style-name="P399">Написати програму, яка підраховує кількість днів, до вказаної дати, якщо цей день вже минув, видати відповідне повідомлення. <text:s/></text:p>
        </text:list-item>
        <text:list-item>
          <text:p text:style-name="P400">Дано рядок, який містить три різні дати, розділені комою. Кожна дата – це число, місяць і рік. Знайти:<text:s/></text:p>
          <text:list text:continue-numbering="true">
            <text:list-item>
              <text:p text:style-name="P401">рік з найменшим номером;<text:s/></text:p>
            </text:list-item>
            <text:list-item>
              <text:p text:style-name="P402">всі весняні дати;<text:s/></text:p>
            </text:list-item>
            <text:list-item>
              <text:p text:style-name="P403">саму пізнішу дату.<text:s/></text:p>
            </text:list-item>
          </text:list>
        </text:list-item>
      </text:list>
      <text:p text:style-name="P404"/>
      <text:p text:style-name="P405"><text:span text:style-name="T406">3</text:span><text:span text:style-name="T407">-4</text:span><text:span text:style-name="T408">) Послідовність виконання завдань (вказати назви меню, назви команд, рядки<text:s/></text:span><text:span text:style-name="T409">програми тощо; також, використовуючи, копії вікон програми). Лістинги програм. <text:s/></text:span></text:p>
      <text:p text:style-name="P410">1.txt</text:p>
      <text:p text:style-name="P411">using System;</text:p>
      <text:p text:style-name="P412"/>
      <text:p text:style-name="P413">class Program</text:p>
      <text:p text:style-name="P414">{</text:p>
      <text:p text:style-name="P415"><text:s text:c="4"/>static void Main()</text:p>
      <text:p text:style-name="P416"><text:s text:c="4"/>{</text:p>
      <text:p text:style-name="P417"><text:s text:c="8"/>Console.WriteLine("Введіть рядок:");</text:p>
      <text:p text:style-name="P418"><text:s text:c="8"/>string input = Console.ReadLine();</text:p>
      <text:p text:style-name="P419"/>
      <text:p text:style-name="P420"><text:s text:c="8"/>Console.WriteLine("Введіть позицію, з якої потрібно почати заміну:");</text:p>
      <text:p text:style-name="P421"><text:s text:c="8"/>int position;</text:p>
      <text:p text:style-name="P422"><text:s text:c="8"/>if (int.TryParse(Console.ReadLine(), out position) &amp;&amp; position &gt;= 0 &amp;&amp; position &lt; input.Length)</text:p>
      <text:p text:style-name="P423"><text:s text:c="8"/>{</text:p>
      <text:p text:style-name="P424"><text:s text:c="12"/>string result = SwapOnesAndZeros(input, position);</text:p>
      <text:p text:style-name="P425"><text:s text:c="12"/>Console.WriteLine("Результат заміни: " + result);</text:p>
      <text:p text:style-name="P426"><text:s text:c="8"/>}</text:p>
      <text:p text:style-name="P427"><text:s text:c="8"/>else</text:p>
      <text:p text:style-name="P428"><text:s text:c="8"/>{</text:p>
      <text:p text:style-name="P429"><text:s text:c="12"/>Console.WriteLine("Некоректна позиція.");</text:p>
      <text:p text:style-name="P430"><text:s text:c="8"/>}</text:p>
      <text:p text:style-name="P431"><text:s text:c="4"/>}</text:p>
      <text:p text:style-name="P432"/>
      <text:p text:style-name="P433"><text:s text:c="4"/>static string SwapOnesAndZeros(string str, int startPosition)</text:p>
      <text:p text:style-name="P434"><text:s text:c="4"/>{</text:p>
      <text:p text:style-name="P435"><text:s text:c="8"/>char[] charArray = str.ToCharArray();</text:p>
      <text:p text:style-name="P436"/>
      <text:p text:style-name="P437"><text:s text:c="8"/>for (int i = startPosition; i &lt; charArray.Length; i++)</text:p>
      <text:p text:style-name="P438"><text:s text:c="8"/>{</text:p>
      <text:p text:style-name="P439"><text:s text:c="12"/>if (charArray[i] == '0')</text:p>
      <text:p text:style-name="P440"><text:s text:c="12"/>{</text:p>
      <text:p text:style-name="P441"><text:s text:c="16"/>charArray[i] = '1';</text:p>
      <text:p text:style-name="P442"><text:s text:c="12"/>}</text:p>
      <text:p text:style-name="P443"><text:s text:c="12"/>else if (charArray[i] == '1')</text:p>
      <text:p text:style-name="P444"><text:s text:c="12"/>{</text:p>
      <text:p text:style-name="P445"><text:s text:c="16"/>charArray[i] = '0';</text:p>
      <text:p text:style-name="P446"><text:s text:c="12"/>}</text:p>
      <text:p text:style-name="P447"><text:s text:c="8"/>}</text:p>
      <text:p text:style-name="P448"/>
      <text:p text:style-name="P449"><text:s text:c="8"/>return new string(charArray);</text:p>
      <text:p text:style-name="P450"><text:s text:c="4"/>}</text:p>
      <text:p text:style-name="P451">}</text:p>
      <text:p text:style-name="P452"/>
      <text:p text:style-name="P453"><text:span text:style-name="T454">2.</text:span><text:span text:style-name="T455">txt</text:span></text:p>
      <text:p text:style-name="P456">using System;</text:p>
      <text:p text:style-name="P457"/>
      <text:p text:style-name="P458">class Program</text:p>
      <text:p text:style-name="P459">{</text:p>
      <text:p text:style-name="P460"><text:s text:c="4"/>static void Main()</text:p>
      <text:p text:style-name="P461"><text:s text:c="4"/>{</text:p>
      <text:p text:style-name="P462"><text:span text:style-name="T463"><text:s text:c="8"/>Console.WriteLine("</text:span><text:span text:style-name="T464">Введіть</text:span><text:span text:style-name="T465"><text:s/></text:span><text:span text:style-name="T466">дату</text:span><text:span text:style-name="T467"><text:s/></text:span><text:span text:style-name="T468">у</text:span><text:span text:style-name="T469"><text:s/></text:span><text:span text:style-name="T470">форматі</text:span><text:span text:style-name="T471"><text:s/>dd.MM.yyyy:");</text:span></text:p>
      <text:p text:style-name="P472"><text:s text:c="8"/>DateTime inputDate;</text:p>
      <text:p text:style-name="P473"><text:s text:c="8"/>if (DateTime.TryParse(Console.ReadLine(), out inputDate))</text:p>
      <text:p text:style-name="P474"><text:span text:style-name="T475"><text:s text:c="8"/></text:span><text:span text:style-name="T476">{</text:span></text:p>
      <text:p text:style-name="P477"><text:s text:c="12"/>CalculateDaysUntilDate(inputDate);</text:p>
      <text:p text:style-name="P478"><text:s text:c="8"/>}</text:p>
      <text:p text:style-name="P479"><text:s text:c="8"/>else</text:p>
      <text:p text:style-name="P480"><text:s text:c="8"/>{</text:p>
      <text:p text:style-name="P481"><text:s text:c="12"/>Console.WriteLine("Некоректний формат дати.");</text:p>
      <text:p text:style-name="P482"><text:span text:style-name="T483"><text:s text:c="8"/></text:span><text:span text:style-name="T484">}</text:span></text:p>
      <text:p text:style-name="P485"><text:s text:c="4"/>}</text:p>
      <text:p text:style-name="P486"/>
      <text:p text:style-name="P487"><text:s text:c="4"/>static void CalculateDaysUntilDate(DateTime targetDate)</text:p>
      <text:p text:style-name="P488"><text:s text:c="4"/>{</text:p>
      <text:p text:style-name="P489"><text:s text:c="8"/>DateTime currentDate = DateTime.Now;</text:p>
      <text:p text:style-name="P490"/>
      <text:p text:style-name="P491"><text:s text:c="8"/>if (targetDate &gt; currentDate)</text:p>
      <text:p text:style-name="P492"><text:s text:c="8"/>{</text:p>
      <text:p text:style-name="P493"><text:s text:c="12"/>int daysRemaining = (int)(targetDate - currentDate).TotalDays;</text:p>
      <text:p text:style-name="P494"><text:span text:style-name="T495"><text:s text:c="12"/>Console.WriteLine($"</text:span><text:span text:style-name="T496">Днів</text:span><text:span text:style-name="T497"><text:s/></text:span><text:span text:style-name="T498">до</text:span><text:span text:style-name="T499"><text:s/></text:span><text:span text:style-name="T500">вказаної</text:span><text:span text:style-name="T501"><text:s/></text:span><text:span text:style-name="T502">дати</text:span><text:span text:style-name="T503">: {daysRemaining}");</text:span></text:p>
      <text:p text:style-name="P504"><text:s text:c="8"/>}</text:p>
      <text:p text:style-name="P505"><text:s text:c="8"/>else</text:p>
      <text:p text:style-name="P506"><text:s text:c="8"/>{</text:p>
      <text:p text:style-name="P507"><text:span text:style-name="T508"><text:s text:c="12"/>Console.WriteLine("</text:span><text:span text:style-name="T509">Вказана</text:span><text:span text:style-name="T510"><text:s/></text:span><text:span text:style-name="T511">дата</text:span><text:span text:style-name="T512"><text:s/></text:span><text:span text:style-name="T513">вже</text:span><text:span text:style-name="T514"><text:s/></text:span><text:span text:style-name="T515">минула</text:span><text:span text:style-name="T516">.");</text:span></text:p>
      <text:p text:style-name="P517"><text:span text:style-name="T518"><text:s text:c="8"/></text:span><text:span text:style-name="T519">}</text:span></text:p>
      <text:p text:style-name="P520"><text:s text:c="4"/>}</text:p>
      <text:p text:style-name="P521"><text:span text:style-name="T522">}</text:span></text:p>
      <text:p text:style-name="P523"/>
      <text:p text:style-name="P524">3.txt</text:p>
      <text:p text:style-name="P525">using System;</text:p>
      <text:p text:style-name="P526">using System.Linq;</text:p>
      <text:p text:style-name="P527"/>
      <text:p text:style-name="P528">class Program</text:p>
      <text:p text:style-name="P529">{</text:p>
      <text:p text:style-name="P530"><text:s text:c="4"/>static void Main()</text:p>
      <text:p text:style-name="P531"><text:s text:c="4"/>{</text:p>
      <text:p text:style-name="P532"><text:s text:c="8"/>Console.WriteLine("Введіть три різні дати у форматі dd.MM.yyyy, розділені комою:");</text:p>
      <text:p text:style-name="P533"><text:s text:c="8"/>string[] dateStrings = Console.ReadLine().Split(',');</text:p>
      <text:p text:style-name="P534"/>
      <text:p text:style-name="P535"><text:s text:c="8"/>DateTime[] dates = new DateTime[dateStrings.Length];</text:p>
      <text:p text:style-name="P536"/>
      <text:p text:style-name="P537"><text:s text:c="8"/>for (int i = 0; i &lt; dateStrings.Length; i++)</text:p>
      <text:p text:style-name="P538"><text:s text:c="8"/>{</text:p>
      <text:p text:style-name="P539"><text:s text:c="12"/>if (DateTime.TryParse(dateStrings[i], out dates[i]))</text:p>
      <text:p text:style-name="P540"><text:s text:c="12"/>{</text:p>
      <text:p text:style-name="P541"><text:s text:c="16"/>Console.WriteLine($"Введена дата {i + 1}: {dates[i]:dd.MM.yyyy}");</text:p>
      <text:p text:style-name="P542"><text:s text:c="12"/>}</text:p>
      <text:p text:style-name="P543"><text:s text:c="12"/>else</text:p>
      <text:p text:style-name="P544"><text:s text:c="12"/>{</text:p>
      <text:p text:style-name="P545"><text:s text:c="16"/>Console.WriteLine($"Некоректний формат дати {i + 1}.");</text:p>
      <text:p text:style-name="P546"><text:s text:c="12"/>}</text:p>
      <text:p text:style-name="P547"><text:s text:c="8"/>}</text:p>
      <text:p text:style-name="P548"/>
      <text:p text:style-name="P549"><text:s text:c="8"/>FindEarliestYear(dates);</text:p>
      <text:p text:style-name="P550"><text:s text:c="8"/>FindSpringDates(dates);</text:p>
      <text:p text:style-name="P551"><text:s text:c="8"/>FindLatestDate(dates);</text:p>
      <text:p text:style-name="P552"><text:s text:c="4"/>}</text:p>
      <text:p text:style-name="P553"/>
      <text:p text:style-name="P554"><text:s text:c="4"/>static void FindEarliestYear(DateTime[] dates)</text:p>
      <text:p text:style-name="P555"><text:s text:c="4"/>{</text:p>
      <text:p text:style-name="P556"><text:s text:c="8"/>int earliestYear = dates.Min(date =&gt; date.Year);</text:p>
      <text:p text:style-name="P557"><text:s text:c="8"/>Console.WriteLine($"Рік з найменшим номером: {earliestYear}");</text:p>
      <text:p text:style-name="P558"><text:s text:c="4"/>}</text:p>
      <text:p text:style-name="P559"/>
      <text:p text:style-name="P560"><text:s text:c="4"/>static void FindSpringDates(DateTime[] dates)</text:p>
      <text:p text:style-name="P561"><text:s text:c="4"/>{</text:p>
      <text:p text:style-name="P562"><text:s text:c="8"/>var springDates = dates.Where(date =&gt; date.Month &gt;= 3 &amp;&amp; date.Month &lt;= 5);</text:p>
      <text:p text:style-name="P563"><text:s text:c="8"/>Console.WriteLine("Весняні дати:");</text:p>
      <text:p text:style-name="P564"/>
      <text:p text:style-name="P565"><text:s text:c="8"/>foreach (var springDate in springDates)</text:p>
      <text:p text:style-name="P566"><text:s text:c="8"/>{</text:p>
      <text:p text:style-name="P567"><text:s text:c="12"/>Console.WriteLine($"{springDate:dd.MM.yyyy}");</text:p>
      <text:p text:style-name="P568"><text:s text:c="8"/>}</text:p>
      <text:p text:style-name="P569"><text:s text:c="4"/>}</text:p>
      <text:p text:style-name="P570"/>
      <text:p text:style-name="P571"><text:s text:c="4"/>static void FindLatestDate(DateTime[] dates)</text:p>
      <text:p text:style-name="P572"><text:s text:c="4"/>{</text:p>
      <text:p text:style-name="P573"><text:s text:c="8"/>DateTime latestDate = dates.Max();</text:p>
      <text:p text:style-name="P574"><text:s text:c="8"/>Console.WriteLine($"Сама пізня дата: {latestDate:dd.MM.yyyy}");</text:p>
      <text:p text:style-name="P575"><text:s text:c="4"/>}</text:p>
      <text:p text:style-name="P576">}</text:p>
      <text:p text:style-name="P577"/>
      <text:p text:style-name="P578"><text:span text:style-name="T579">5) Результати роботи програм.</text:span></text:p>
      <text:p text:style-name="P580"><text:span text:style-name="T581">1.</text:span><text:span text:style-name="T582">txt</text:span></text:p>
      <text:p text:style-name="P583">Введіть рядок:</text:p>
      <text:p text:style-name="P584">00000</text:p>
      <text:p text:style-name="P585">Введіть позицію, з якої потрібно почати заміну:</text:p>
      <text:p text:style-name="P586">2</text:p>
      <text:p text:style-name="P587"><text:span text:style-name="T588">Результат заміни: 00111</text:span></text:p>
      <text:p text:style-name="P589"/>
      <text:p text:style-name="P590"><text:span text:style-name="T591">2.</text:span><text:span text:style-name="T592">txt</text:span></text:p>
      <text:p text:style-name="P593"><text:span text:style-name="T594">Введіть дату у форматі<text:s/></text:span><text:span text:style-name="T595">dd</text:span><text:span text:style-name="T596">.</text:span><text:span text:style-name="T597">MM</text:span><text:span text:style-name="T598">.</text:span><text:span text:style-name="T599">yyyy</text:span><text:span text:style-name="T600">:</text:span><text:bookmark-start text:name="_GoBack"/><text:bookmark-end text:name="_GoBack"/></text:p>
      <text:p text:style-name="P601">12 02 2000</text:p>
      <text:p text:style-name="P602"><text:span text:style-name="T603">Вказана дата вже минула.</text:span></text:p>
      <text:p text:style-name="P604"/>
      <text:p text:style-name="P605">3.txt</text:p>
      <text:p text:style-name="P606">Введіть три різні дати у форматі dd.MM.yyyy, розділені комою:</text:p>
      <text:p text:style-name="P607">12 12 2012, 11 11 2011, 10 10 2010</text:p>
      <text:p text:style-name="P608">Введена дата 1: 12.12.2012</text:p>
      <text:p text:style-name="P609">Введена дата 2: 11.11.2011</text:p>
      <text:p text:style-name="P610">Введена дата 3: 10.10.2010</text:p>
      <text:p text:style-name="P611">Рік з найменшим номером: 2010</text:p>
      <text:p text:style-name="P612">Весняні дати:</text:p>
      <text:p text:style-name="P613">Сама пізня дата: 12.12.2012</text:p>
      <text:p text:style-name="P614"/>
      <text:p text:style-name="P615"><text:span text:style-name="T616">6) Посилання на програмний код розроблених програм у GitHub, GitLab або TFS.</text:span></text:p>
      <text:p text:style-name="Standard"><text:span text:style-name="T617">https://github.com/MaksymDarmanskyi/OOP_Lesso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widows="2" fo:orphans="2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language="ru" fo:country="RU" style:language-asian="en" style:country-asian="US" style:language-complex="ar" style:country-complex="SA" fo:hyphenate="tru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0pt" style:font-size-asian="10pt" style:font-size-complex="10pt" fo:language="ru" fo:country="RU" style:language-asian="en" style:country-asian="US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Symbol"/>
    </style:style>
    <style:style style:name="ListLabel2" style:display-name="ListLabel 2" style:family="text">
      <style:text-properties style:font-name="Symbol"/>
    </style:style>
    <style:style style:name="ListLabel3" style:display-name="ListLabel 3" style:family="text">
      <style:text-properties style:font-name="Symbol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style:language-asian="uk" style:country-asian="UA" style:language-complex="ar" style:country-complex="SA" fo:hyphenate="tru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0pt" style:font-size-asian="10pt" style:font-size-complex="10pt" fo:language="ru" fo:country="RU" style:language-asian="en" style:country-asian="US" style:language-complex="ar" style:country-complex="SA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/>
    </style:style>
    <style:style style:name="Гиперссылка" style:display-name="Гиперссылка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language-asian="uk" style:country-asian="UA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widows="2" fo:orphans="2" style:vertical-align="auto" fo:margin-bottom="0.0694in" fo:line-height="115%"/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widows="2" fo:orphans="2" style:vertical-align="auto" fo:margin-bottom="0.0694in" fo:line-height="115%" fo:margin-left="0.1527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widows="2" fo:orphans="2" style:vertical-align="auto" fo:margin-bottom="0.0694in" fo:line-height="115%" fo:margin-left="0.305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4" style:display-name="Оглавление 4" style:family="paragraph" style:parent-style-name="Обычный" style:auto-update="true">
      <style:paragraph-properties style:vertical-align="auto" fo:margin-left="0.5402in" fo:text-indent="-0.3763in">
        <style:tab-stops/>
      </style:paragraph-properties>
      <style:text-properties style:font-name="Times New Roman" style:font-name-asian="Times New Roman" style:font-name-complex="Times New Roman" style:use-window-font-color="true" style:letter-kerning="false" fo:language="en" fo:country="US" style:language-asian="en" style:country-asian="US" style:language-complex="ar" style:country-complex="SA" fo:hyphenate="true"/>
    </style:style>
    <style:style style:name="Оглавление5" style:display-name="Оглавление 5" style:family="paragraph" style:parent-style-name="Обычный" style:auto-update="true">
      <style:paragraph-properties style:vertical-align="auto" fo:margin-left="0.8673in" fo:text-indent="-0.2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Оглавление6" style:display-name="Оглавление 6" style:family="paragraph" style:parent-style-name="Обычный" style:auto-update="true">
      <style:paragraph-properties style:vertical-align="auto" fo:margin-left="1.159in" fo:text-indent="-0.41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 fo:language="en" fo:country="US" style:language-asian="en" style:country-asian="US" style:language-complex="ar" style:country-complex="SA" fo:hyphenate="true"/>
    </style:style>
    <style:style style:name="Текстпримечания" style:display-name="Текст примечания" style:family="paragraph" style:parent-style-name="Обычный">
      <style:paragraph-properties fo:widows="2" fo:orphans="2" style:vertical-align="auto"/>
      <style:text-properties style:font-name="Times New Roman" style:font-name-asian="Times New Roman" style:font-name-complex="Times New Roman" style:use-window-font-color="true" style:letter-kerning="false" fo:font-size="10pt" style:font-size-asian="10pt" style:font-size-complex="10pt" fo:language="ru" fo:country="RU" style:language-asian="uk" style:country-asian="UA" style:language-complex="ar" style:country-complex="SA" fo:hyphenate="tru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fo:font-size="10pt" style:font-size-asian="10pt" style:font-size-complex="10pt" fo:language="ru" fo:country="RU" style:language-asian="uk" style:country-asian="UA" style:language-complex="ar" style:country-complex="SA"/>
    </style:style>
    <style:style style:name="Верхнийколонтитул" style:display-name="Верхний колонтитул" style:family="paragraph" style:parent-style-name="Обычный">
      <style:paragraph-properties fo:widows="2" fo:orphans="2" style:vertical-align="auto">
        <style:tab-stops>
          <style:tab-stop style:type="center" style:position="3.3465in"/>
          <style:tab-stop style:type="right" style:position="6.6937in"/>
        </style:tab-stops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Нижнийколонтитул" style:display-name="Нижний колонтитул" style:family="paragraph" style:parent-style-name="Обычный">
      <style:paragraph-properties fo:widows="2" fo:orphans="2" style:vertical-align="auto">
        <style:tab-stops>
          <style:tab-stop style:type="center" style:position="3.3465in"/>
          <style:tab-stop style:type="right" style:position="6.6937in"/>
        </style:tab-stops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Название" style:display-name="Название" style:family="paragraph" style:parent-style-name="Обычный" style:next-style-name="Обычный">
      <style:paragraph-properties fo:widows="2" fo:orphans="2" fo:border-top="none" fo:border-left="none" fo:border-bottom="0.0138in solid #4F81BD" fo:border-right="none" fo:padding-top="0in" fo:padding-left="0in" fo:padding-bottom="0.0555in" fo:padding-right="0in" style:shadow="none" style:vertical-align="auto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language="ru" fo:country="RU" style:language-asian="en" style:country-asian="US" style:language-complex="ar" style:country-complex="SA" fo:hyphenate="true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language="ru" fo:country="RU" style:language-asian="en" style:country-asian="US" style:language-complex="ar" style:country-complex="SA"/>
    </style:style>
    <style:style style:name="Основнойтекст" style:display-name="Основной текст" style:family="paragraph" style:parent-style-name="Обычный">
      <style:paragraph-properties style:vertical-align="auto" fo:margin-left="0.077in">
        <style:tab-stops/>
      </style:paragraph-properties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fo:language="en" fo:country="US" style:language-asian="en" style:country-asian="US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Текствыноски" style:display-name="Текст выноски" style:family="paragraph" style:parent-style-name="Обычный">
      <style:paragraph-properties fo:widows="2" fo:orphans="2" style:vertical-align="auto"/>
      <style:text-properties style:font-name="Tahoma" style:font-name-asian="Calibri" style:font-name-complex="Times New Roman" style:use-window-font-color="true" style:letter-kerning="false" fo:font-size="8pt" style:font-size-asian="8pt" style:font-size-complex="8pt" fo:language="ru" fo:country="RU" style:language-asian="en" style:country-asian="US" style:language-complex="ar" style:country-complex="SA" fo:hyphenate="tru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Calibri" style:font-name-complex="Times New Roman" style:use-window-font-color="true" style:letter-kerning="false" fo:font-size="8pt" style:font-size-asian="8pt" style:font-size-complex="8pt" fo:language="ru" fo:country="RU" style:language-asian="en" style:country-asian="US" style:language-complex="ar" style:country-complex="SA"/>
    </style:style>
    <style:style style:name="msonormal0" style:display-name="msonormal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language-asian="uk" style:country-asian="UA" style:language-complex="ar" style:country-complex="SA" fo:hyphenate="true"/>
    </style:style>
    <style:style style:name="TableParagraph" style:display-name="Table Paragraph" style:family="paragraph" style:parent-style-name="Обычный">
      <style:paragraph-properties style:vertical-align="auto"/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Normal1" style:display-name="Normal1" style:family="paragraph" style:parent-style-name="Обычный">
      <style:paragraph-properties fo:widows="2" fo:orphans="2" style:vertical-align="auto" fo:margin-bottom="0.1388in" fo:line-height="115%"/>
      <style:text-properties style:font-name="Calibri" style:font-name-asian="Times New Roman" style:font-name-complex="Times New Roman" style:use-window-font-color="true" style:letter-kerning="false" fo:font-size="11pt" style:font-size-asian="11pt" style:font-size-complex="11pt" fo:language="ru" fo:country="RU" style:language-asian="ru" style:country-asian="RU" style:language-complex="ar" style:country-complex="SA" fo:hyphenate="true"/>
    </style:style>
    <style:style style:name="Text" style:display-name="Text" style:family="paragraph" style:parent-style-name="Обычный">
      <style:paragraph-properties fo:widows="2" fo:orphans="2" fo:text-align="justify" style:vertical-align="auto" fo:line-height="115%" fo:text-indent="0.2951in"/>
      <style:text-properties style:font-name="Cambria" style:font-name-asian="Calibri" style:font-name-complex="Calibri" style:use-window-font-color="true" style:letter-kerning="false" fo:font-size="10pt" style:font-size-asian="10pt" style:font-size-complex="11pt" style:language-asian="en" style:country-asian="US" style:language-complex="ar" style:country-complex="SA" fo:hyphenate="true"/>
    </style:style>
    <style:style style:name="Text_0" style:display-name="Text_0" style:family="paragraph" style:parent-style-name="Text">
      <style:paragraph-properties fo:text-indent="0in"/>
      <style:text-properties fo:hyphenate="true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Замещающийтекст" style:display-name="Замещающий текст" style:family="text">
      <style:text-properties fo:color="#808080"/>
    </style:style>
    <style:style style:name="WW_CharLFO1LVL1" style:family="text">
      <style:text-properties style:font-name="Symbol"/>
    </style:style>
    <text:list-style style:name="WWNum1" style:display-name="WWNum1">
      <text:list-level-style-bullet text:level="1" text:style-name="WW_CharLFO1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/>
    </style:style>
    <text:list-style style:name="WWNum1a" style:display-name="WWNum1a">
      <text:list-level-style-bullet text:level="1" text:style-name="WW_CharLFO2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/>
    </style:style>
    <text:list-style style:name="WWNum1aa" style:display-name="WWNum1aa">
      <text:list-level-style-bullet text:level="1" text:style-name="WW_CharLFO3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4LVL1" style:family="text">
      <style:text-properties fo:font-weight="normal" style:font-weight-asian="normal" fo:font-style="normal" style:font-style-asian="normal" style:text-line-through-type="none" fo:color="#000000" style:text-position="0% 100%" fo:font-size="11pt" style:font-size-asian="11pt" style:font-size-complex="11pt" style:text-underline-type="none" style:text-underline-color="#000000"/>
    </style:style>
    <style:style style:name="WW_CharLFO4LVL2" style:family="text">
      <style:text-properties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#000000"/>
    </style:style>
    <style:style style:name="WW_CharLFO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#000000"/>
    </style:style>
    <style:style style:name="WW_CharLFO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#000000"/>
    </style:style>
    <style:style style:name="WW_CharLFO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#000000"/>
    </style:style>
    <style:style style:name="WW_CharLFO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#000000"/>
    </style:style>
    <style:style style:name="WW_CharLFO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#000000"/>
    </style:style>
    <style:style style:name="WW_CharLFO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#000000"/>
    </style:style>
    <style:style style:name="WW_CharLFO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text:style-name="WW_CharLFO4LVL1" style:num-suffix="." style:num-format="1">
        <style:list-level-properties text:space-before="0.5in" text:min-label-width="0in"/>
      </text:list-level-style-number>
      <text:list-level-style-number text:level="2" text:style-name="WW_CharLFO4LVL2" style:num-suffix=")" style:num-format="a" style:num-letter-sync="true">
        <style:list-level-properties text:space-before="1in" text:min-label-width="0in"/>
      </text:list-level-style-number>
      <text:list-level-style-number text:level="3" text:style-name="WW_CharLFO4LVL3" style:num-format="i">
        <style:list-level-properties text:space-before="1.5in" text:min-label-width="0in"/>
      </text:list-level-style-number>
      <text:list-level-style-number text:level="4" text:style-name="WW_CharLFO4LVL4" style:num-format="1">
        <style:list-level-properties text:space-before="2in" text:min-label-width="0in"/>
      </text:list-level-style-number>
      <text:list-level-style-number text:level="5" text:style-name="WW_CharLFO4LVL5" style:num-format="a" style:num-letter-sync="true">
        <style:list-level-properties text:space-before="2.5in" text:min-label-width="0in"/>
      </text:list-level-style-number>
      <text:list-level-style-number text:level="6" text:style-name="WW_CharLFO4LVL6" style:num-format="i">
        <style:list-level-properties text:space-before="3in" text:min-label-width="0in"/>
      </text:list-level-style-number>
      <text:list-level-style-number text:level="7" text:style-name="WW_CharLFO4LVL7" style:num-format="1">
        <style:list-level-properties text:space-before="3.5in" text:min-label-width="0in"/>
      </text:list-level-style-number>
      <text:list-level-style-number text:level="8" text:style-name="WW_CharLFO4LVL8" style:num-format="a" style:num-letter-sync="true">
        <style:list-level-properties text:space-before="4in" text:min-label-width="0in"/>
      </text:list-level-style-number>
      <text:list-level-style-number text:level="9" text:style-name="WW_CharLFO4LVL9" style:num-format="i">
        <style:list-level-properties text:space-before="4.5in" text:min-label-width="0in"/>
      </text:list-level-style-number>
    </text:list-style>
    <style:page-layout style:name="PL0">
      <style:page-layout-properties fo:page-width="8.268in" fo:page-height="11.693in" style:print-orientation="portrait" fo:margin-top="0.7875in" fo:margin-left="0.9166in" fo:margin-bottom="0.7875in" fo:margin-right="0.85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Ron</meta:initial-creator>
    <dc:creator>DaRRon</dc:creator>
    <meta:creation-date>2023-11-05T08:56:00Z</meta:creation-date>
    <dc:date>2023-11-09T07:23:00Z</dc:date>
    <meta:template xlink:href="Normal.dotm" xlink:type="simple"/>
    <meta:editing-cycles>8</meta:editing-cycles>
    <meta:editing-duration>PT3900S</meta:editing-duration>
    <meta:document-statistic meta:page-count="1" meta:paragraph-count="27" meta:word-count="2060" meta:character-count="13781" meta:row-count="97" meta:non-whitespace-character-count="11748"/>
  </office:meta>
</office:document-meta>
</file>